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201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6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7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9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0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20:04:53.04138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9T19:02:42.480136221</meta:creation-date>
    <dc:date>2024-06-29T20:05:09.596855634</dc:date>
    <meta:editing-duration>PT7M4S</meta:editing-duration>
    <meta:editing-cycles>2</meta:editing-cycles>
    <meta:generator>LibreOffice/6.4.7.2$Linux_X86_64 LibreOffice_project/40$Build-2</meta:generator>
    <meta:document-statistic meta:table-count="14" meta:cell-count="462" meta:object-count="0"/>
  </office:meta>
</office:document-meta>
</file>